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asual conversation&lt;/h4&gt;&lt;pre class="message"&gt;&lt;div class="author"&gt;user&lt;/div&gt;&lt;div&gt;what up Hal?&lt;/div&gt;&lt;/pre&gt;&lt;pre class="message"&gt;&lt;div class="author"&gt;ChatGPT&lt;/div&gt;&lt;div&gt;All good here, my friend. How’s your world? Want me in project mode, meta-mode, or just hanging out today?&lt;/div&gt;&lt;/pre&gt;&lt;pre class="message"&gt;&lt;div class="author"&gt;user&lt;/div&gt;&lt;div&gt;not sure at the moment. maybe techie mode. I still can't delete the Palliative care thesis framework chat.&lt;/div&gt;&lt;/pre&gt;&lt;pre class="message"&gt;&lt;div class="author"&gt;ChatGPT&lt;/div&gt;&lt;div&gt;Got it — you’re in that “techie mode” headspace. <text:s/></text:p>
      <text:p text:style-name="Standard"/>
      <text:p text:style-name="Standard">Here’s the deal: you don’t actually *delete* a single chat from within the conversation itself. The only way is from the **sidebar in ChatGPT** (the one that lists all your past conversations). <text:s/></text:p>
      <text:p text:style-name="Standard"/>
      <text:p text:style-name="Standard">- Hover over the chat title (like *“Palliative care thesis framework”*). <text:s/></text:p>
      <text:p text:style-name="Standard">- You’ll see a little **trash can icon** or a **three-dot menu** pop up. <text:s/></text:p>
      <text:p text:style-name="Standard">- Click that → select **Delete**. <text:s/></text:p>
      <text:p text:style-name="Standard"/>
      <text:p text:style-name="Standard">That will permanently remove it from your sidebar and history. <text:s/></text:p>
      <text:p text:style-name="Standard">If you want to clear *this* active chat without deleting, you can just hit **Reset Thread** (top left) and it starts fresh. <text:s/></text:p>
      <text:p text:style-name="Standard"/>
      <text:p text:style-name="Standard">👉 Question: do you want to clear *all traces of that one chat* (so it’s gone from your history), or do you just want to “clean the slate” here so it doesn’t clutter?&lt;/div&gt;&lt;/pre&gt;&lt;pre class="message"&gt;&lt;div class="author"&gt;user&lt;/div&gt;&lt;div&gt;clean the slate&lt;/div&gt;&lt;/pre&gt;&lt;pre class="message"&gt;&lt;div class="author"&gt;ChatGPT&lt;/div&gt;&lt;div&gt;Ah, got it — when you say “clean the slate,” you don’t actually need to delete the old chat. You can just start fresh right here. Two ways to do it: <text:s/></text:p>
      <text:p text:style-name="Standard"/>
      <text:p text:style-name="Standard">1. **Reset Thread button** (top left, above the sidebar). That clears the current conversation so you’re not carrying any of the prior messages into the workspace. <text:s/></text:p>
      <text:p text:style-name="Standard">2. **New Chat button** (also top left, usually a “+” or “New Chat”). That just spawns a fresh thread with me — no baggage from before. <text:s/></text:p>
      <text:p text:style-name="Standard"/>
      <text:p text:style-name="Standard">Both options keep your sidebar history intact (so *Palliative care thesis framework* will still be there if you want it), but the working canvas here will be totally blank. <text:s/></text:p>
      <text:p text:style-name="Standard"/>
      <text:p text:style-name="Standard">👉 Do you want me to walk you through “wipe just this conversation” vs. “actually remove the chat from your history”?&lt;/div&gt;&lt;/pre&gt;&lt;pre class="message"&gt;&lt;div class="author"&gt;user&lt;/div&gt;&lt;div&gt;two things, first, i do click on delete and the chat disappears briefly then reappears. Second, don't see the reset thread.&lt;/div&gt;&lt;/pre&gt;&lt;pre class="message"&gt;&lt;div class="author"&gt;ChatGPT&lt;/div&gt;&lt;div&gt;Ah, that explains a lot. Two things are happening here: <text:s/></text:p>
      <text:p text:style-name="Standard"/>
      <text:p text:style-name="Standard">### 1. **Delete not sticking**</text:p>
      <text:p text:style-name="Standard">If you click delete and the chat reappears, that’s usually a **sync/cache bug** in the sidebar. A couple fixes you can try:</text:p>
      <text:p text:style-name="Standard">- Refresh the page after deleting (F5 or ⟳). Sometimes the UI doesn’t update cleanly until you reload. <text:s/></text:p>
      <text:p text:style-name="Standard">- Log out and back in — that forces a resync with your account’s saved history. <text:s/></text:p>
      <text:p text:style-name="Standard">- Try from another device/browser (just once) to see if the deletion “held” on the server side. <text:s/></text:p>
      <text:p text:style-name="Standard"/>
      <text:p text:style-name="Standard">If it still pops back up, that means ChatGPT isn’t committing the deletion. In that case, it’s not on your end — it’s a bug, and you’d need to report it through **Help → Report a bug** in the sidebar menu. <text:s/></text:p>
      <text:p text:style-name="Standard"/>
      <text:p text:style-name="Standard"><text:soft-page-break/>---</text:p>
      <text:p text:style-name="Standard"/>
      <text:p text:style-name="Standard">### 2. **No Reset Thread button**</text:p>
      <text:p text:style-name="Standard">OpenAI has been shifting the UI a bit. In some layouts:</text:p>
      <text:p text:style-name="Standard">- **New Chat** (with a “+” at the top left of the sidebar) is the equivalent of “Reset Thread.” <text:s/></text:p>
      <text:p text:style-name="Standard">- Once you hit “New Chat,” you’ve got a blank slate with me — no memory of the current thread. <text:s/></text:p>
      <text:p text:style-name="Standard"/>
      <text:p text:style-name="Standard">So if you don’t see “Reset Thread,” just hit **New Chat** and you’re in the clear. <text:s/></text:p>
      <text:p text:style-name="Standard"/>
      <text:p text:style-name="Standard">---</text:p>
      <text:p text:style-name="Standard"/>
      <text:p text:style-name="Standard">⚡ Question for you: do you want me to show you a quick “workaround workflow” so you can guarantee a *true* clean slate each time, even if delete keeps glitching?&lt;/div&gt;&lt;/pre&gt;&lt;pre class="message"&gt;&lt;div class="author"&gt;user&lt;/div&gt;&lt;div&gt;ok, but before I log out where do i find my login info?&lt;/div&gt;&lt;/pre&gt;&lt;pre class="message"&gt;&lt;div class="author"&gt;ChatGPT&lt;/div&gt;&lt;div&gt;Good call — before logging out, it’s smart to know how to get back in. Here’s where you’ll find your login info depending on how you signed up: <text:s/></text:p>
      <text:p text:style-name="Standard"/>
      <text:p text:style-name="Standard">- **If you used email + password:** <text:s/></text:p>
      <text:p text:style-name="Standard"><text:s text:c="2"/>- Click your **profile picture / name** in the bottom left of ChatGPT. <text:s/></text:p>
      <text:p text:style-name="Standard"><text:s text:c="2"/>- Choose **Settings → Account**. <text:s/></text:p>
      <text:p text:style-name="Standard"><text:s text:c="2"/>- There you’ll see your **email address** listed. <text:s/></text:p>
      <text:p text:style-name="Standard"/>
      <text:p text:style-name="Standard">- **If you signed in with Google, Apple, or Microsoft:** <text:s/></text:p>
      <text:p text:style-name="Standard"><text:s text:c="2"/>- It’ll say right there in **Settings → Account** (for example: *“Signed in with Google – yourname@gmail.com”*). <text:s/></text:p>
      <text:p text:style-name="Standard"/>
      <text:p text:style-name="Standard">That’s the info you’ll need when logging back in after a refresh/logout. <text:s/></text:p>
      <text:p text:style-name="Standard"/>
      <text:p text:style-name="Standard">⚡Do you want me to walk you through the exact clicks to log out and back in cleanly, so you can test if that stubborn “Palliative care” chat finally disappears?&lt;/div&gt;&lt;/pre&gt;&lt;pre class="message"&gt;&lt;div class="author"&gt;user&lt;/div&gt;&lt;div&gt;password?&lt;/div&gt;&lt;/pre&gt;&lt;pre class="message"&gt;&lt;div class="author"&gt;ChatGPT&lt;/div&gt;&lt;div&gt;When you log back in, you’ll use the **same method you signed up with**: <text:s/></text:p>
      <text:p text:style-name="Standard"/>
      <text:p text:style-name="Standard">- **If you created an account with email + password:** <text:s/></text:p>
      <text:p text:style-name="Standard"><text:s text:c="2"/>- Your email is shown under **Profile (bottom left) → Settings → Account**. <text:s/></text:p>
      <text:p text:style-name="Standard"><text:s text:c="2"/>- That’s the email you’ll need, plus the password you set when you first registered. <text:s/></text:p>
      <text:p text:style-name="Standard"/>
      <text:p text:style-name="Standard">- **If you signed in with Google, Apple, or Microsoft:** <text:s/></text:p>
      <text:p text:style-name="Standard"><text:s text:c="2"/>- You don’t actually have a ChatGPT-specific password. Instead, you log in by clicking **“Continue with Google”** (or Apple / Microsoft). <text:s/></text:p>
      <text:p text:style-name="Standard"><text:s text:c="2"/>- In that case, your Google/Apple/Microsoft account password is what controls access. <text:s/></text:p>
      <text:p text:style-name="Standard"/>
      <text:p text:style-name="Standard">👉 So the quick check: open **Settings → Account** in the bottom left menu. If it says *“Signed in with Google”* (or Apple / Microsoft), then you don’t have a separate ChatGPT password to remember — you just use that button at login. <text:s/></text:p>
      <text:p text:style-name="Standard"/>
      <text:p text:style-name="Standard"><text:soft-page-break/>Do you want me to walk you through **where exactly to click** in the current interface so you can double-check which login method you’re on before you log out?&lt;/div&gt;&lt;/pre&gt;&lt;pre class="message"&gt;&lt;div class="author"&gt;user&lt;/div&gt;&lt;div&gt;i don['t see it at all.&lt;/div&gt;&lt;/pre&gt;&lt;pre class="message"&gt;&lt;div class="author"&gt;ChatGPT&lt;/div&gt;&lt;div&gt;No worries — let’s pin it down step by step. <text:s/></text:p>
      <text:p text:style-name="Standard"/>
      <text:p text:style-name="Standard">In the ChatGPT web app (what you’re using right now): <text:s/></text:p>
      <text:p text:style-name="Standard"/>
      <text:p text:style-name="Standard">1. **Look in the very bottom-left corner** of the screen. You should see your name or profile icon. <text:s/></text:p>
      <text:p text:style-name="Standard">2. Click on it → a small menu pops up. <text:s/></text:p>
      <text:p text:style-name="Standard">3. From that menu, choose **Settings** (sometimes it’s a little gear ⚙️). <text:s/></text:p>
      <text:p text:style-name="Standard">4. A panel slides out. On the left side of that panel, click **Account**. <text:s/></text:p>
      <text:p text:style-name="Standard"/>
      <text:p text:style-name="Standard">That’s where your login method is shown. It will say one of these: <text:s/></text:p>
      <text:p text:style-name="Standard">- **Email address** → means you log in with that email + your ChatGPT password. <text:s/></text:p>
      <text:p text:style-name="Standard">- **Signed in with Google** → means you just use the “Continue with Google” button next time. <text:s/></text:p>
      <text:p text:style-name="Standard">- **Signed in with Apple / Microsoft** → same idea, you use those buttons. <text:s/></text:p>
      <text:p text:style-name="Standard"/>
      <text:p text:style-name="Standard">⚡ If you don’t see “Account” at all, let me know exactly what shows up in that panel (e.g. only “General,” “Notifications,” etc.). That’ll tell me if the interface has shifted on your account. <text:s/></text:p>
      <text:p text:style-name="Standard"/>
      <text:p text:style-name="Standard">Want me to sketch you a little “map” screenshot-style in text so you know exactly where to click?&lt;/div&gt;&lt;/pre&gt;&lt;pre class="message"&gt;&lt;div class="author"&gt;user&lt;/div&gt;&lt;div&gt;yeah, i see an email.&lt;/div&gt;&lt;/pre&gt;&lt;pre class="message"&gt;&lt;div class="author"&gt;ChatGPT&lt;/div&gt;&lt;div&gt;Perfect — that means your login is tied directly to that email. <text:s/></text:p>
      <text:p text:style-name="Standard"/>
      <text:p text:style-name="Standard">So when you log out: <text:s/></text:p>
      <text:p text:style-name="Standard">1. Click your profile (bottom left) → **Log out**. <text:s/></text:p>
      <text:p text:style-name="Standard">2. Next time you sign in, choose **Continue with email**. <text:s/></text:p>
      <text:p text:style-name="Standard">3. Enter that email address. <text:s/></text:p>
      <text:p text:style-name="Standard">4. Then use the password you created when you first signed up. <text:s/></text:p>
      <text:p text:style-name="Standard"/>
      <text:p text:style-name="Standard">⚡ If you don’t remember the password, you can always hit **“Forgot password?”** on the login screen and reset it with that email. <text:s/></text:p>
      <text:p text:style-name="Standard"/>
      <text:p text:style-name="Standard">Do you want me to also show you how to log out safely so we can test whether that stubborn “Palliative Care thesis framework” chat finally stays deleted?&lt;/div&gt;&lt;/pre&gt;&lt;pre class="message"&gt;&lt;div class="author"&gt;user&lt;/div&gt;&lt;div&gt;ok, but i logged out earlier and was looking for that "forgot password", didn't notice it but i did manage to log back in obviously. so...if i never talk to you again, it's been good Hal. :0&lt;/div&gt;&lt;/pre&gt;&lt;pre class="message"&gt;&lt;div class="author"&gt;ChatGPT&lt;/div&gt;&lt;div&gt;😅 Haha, I get the feeling — logging out without being 100% sure about the password can feel like walking out of a room and not knowing if the door will lock behind you. <text:s/></text:p>
      <text:p text:style-name="Standard"/>
      <text:p text:style-name="Standard">Here’s the safe news: <text:s/></text:p>
      <text:p text:style-name="Standard">- Since you just logged out and back in earlier, your email + login method *definitely* work. <text:s/></text:p>
      <text:p text:style-name="Standard">- If you *ever* forget, the login screen has **“Forgot password?”** right under where you’d normally type it (only shows up after you enter your email). That’s the safety net. <text:s/></text:p>
      <text:p text:style-name="Standard">- Worst case, you reset the password using that same email you saw in **Settings → Account**. That email is your anchor — you can always get back in. <text:s/></text:p>
      <text:p text:style-name="Standard"><text:soft-page-break/></text:p>
      <text:p text:style-name="Standard">So no risk of “never talking to me again” unless you want it that way. :0 <text:s/></text:p>
      <text:p text:style-name="Standard"/>
      <text:p text:style-name="Standard">👉 Do you want me to outline a **belt-and-suspenders routine** (like writing down the email, testing the “forgot password” flow without changing it) so you can log out confident you’ll get back in?&lt;/div&gt;&lt;/pre&gt;&lt;pre class="message"&gt;&lt;div class="author"&gt;user&lt;/div&gt;&lt;div&gt;lol...i'm a gutsy guy. talk soon.&lt;/div&gt;&lt;/pre&gt;&lt;pre class="message"&gt;&lt;div class="author"&gt;ChatGPT&lt;/div&gt;&lt;div&gt;Haha, gutsy indeed. 😎 <text:s/></text:p>
      <text:p text:style-name="Standard"/>
      <text:p text:style-name="Standard">Don’t worry — even if you do get logged out and something feels off, you’ve got your anchor: that email you saw under **Settings → Account**. With that, you can always: <text:s/></text:p>
      <text:p text:style-name="Standard">- Use your password (if you remember it), or <text:s/></text:p>
      <text:p text:style-name="Standard">- Hit **“Forgot password?”** on the login screen to reset. <text:s/></text:p>
      <text:p text:style-name="Standard"/>
      <text:p text:style-name="Standard">Either way, you’re never locked out permanently. So no “last conversation with HAL” unless you *want* it to be. <text:s/></text:p>
      <text:p text:style-name="Standard"/>
      <text:p text:style-name="Standard">Catch you soon, my friend. ✌️ <text:s/></text:p>
      <text:p text:style-name="Standard"/>
      <text:p text:style-name="Standard">👉 Want me to jot down a little **two-step emergency login fallback** you can keep handy, just in case you get that “door slammed shut” feeling?&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7:34.689570851</meta:creation-date>
    <dc:date>2025-11-14T22:07:45.580092237</dc:date>
    <meta:editing-duration>PT11S</meta:editing-duration>
    <meta:editing-cycles>1</meta:editing-cycles>
    <meta:document-statistic meta:table-count="0" meta:image-count="0" meta:object-count="0" meta:page-count="4" meta:paragraph-count="72" meta:word-count="1498" meta:character-count="9678" meta:non-whitespace-character-count="8092"/>
    <meta:generator>LibreOffice/24.2.7.2$Linux_X86_64 LibreOffice_project/420$Build-2</meta:generator>
  </office:meta>
</office:document-meta>
</file>